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Heading_20_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play</text:h>
      <text:p text:style-name="Text_20_body"><text:span text:style-name="T1">TLDR</text:span>: WASD + QE turning, free look on right mouse button. Space to open/close doors and dash in mini-game. But if you haven't played anomaly hunt games before please read the bit about the office, exits, and anomalies!</text:p>
      <text:h text:style-name="P5" text:outline-level="3">Your computer</text:h>
      <text:p text:style-name="Text_20_body"><text:span text:style-name="T2">The most important feature of the computer is that it shows the weekday, that is your current progress. If you took the correct exit on your previous day, you will have progressed to the next day. If you took the wrong exit you will have been sent back in time. </text:span></text:p>
      <text:p text:style-name="Text_20_body"><text:span text:style-name="T2">How far back depends on the settings. If you are new to the anomaly hunt genre, and you don't want to spend too much time, or don't like being too scared about loosing progress and doubting yourself, it's recommended to set the progression setting to forgiving (you loose one day rather than always starting on Monday again).</text:span></text:p>
      <text:p text:style-name="Text_20_body"><text:span text:style-name="T2">Your computer holds some of the instructions presented here.</text:span></text:p>
      <text:p text:style-name="Text_20_body"><text:span text:style-name="T2">Once you've completed the game you get a new app showing which anomalies you've encountered and solved correctly and the remaining listed but censored.</text:span></text:p>
      <text:p text:style-name="P2"><text:span text:style-name="T2">You cannot pause and/or save your progress while at the computer. But the office is effectively paused until you stand up, so don't feel any stress while here.</text:span></text:p>
      <text:h text:style-name="P5" text:outline-level="3">The office</text:h>
      <text:p text:style-name="Text_20_body">The <text:span text:style-name="Strong_20_Emphasis"><text:span text:style-name="T3">Anomaly Hunt</text:span></text:span><text:span text:style-name="Strong_20_Emphasis"><text:span text:style-name="T2"> genre, at least in my interpretation, means you have to look around the office each day, look through all the rooms to figure out if something is amiss or everything is as it should be. Some anomalies will be discrete, but clear once you see them, others will be impossible to miss if you've looked through all rooms.</text:span></text:span></text:p>
      <text:p text:style-name="Text_20_body"><text:span text:style-name="Strong_20_Emphasis"><text:span text:style-name="T2">You use </text:span></text:span><text:span text:style-name="Strong_20_Emphasis"><text:span text:style-name="T1">[WASD]</text:span></text:span><text:span text:style-name="Strong_20_Emphasis"><text:span text:style-name="T2"> with </text:span></text:span><text:span text:style-name="Strong_20_Emphasis"><text:span text:style-name="T1">[QE]</text:span></text:span><text:span text:style-name="Strong_20_Emphasis"><text:span text:style-name="T2"> for turning, but keys can be rebound. </text:span></text:span><text:span text:style-name="Strong_20_Emphasis"><text:span text:style-name="T1">[Space]</text:span></text:span><text:span text:style-name="Strong_20_Emphasis"><text:span text:style-name="T2"> makes you interact, that is open and close doors. There's a free camera for looking around </text:span></text:span><text:span text:style-name="Strong_20_Emphasis"><text:span text:style-name="T1">[Hold the right mouse button pressed]</text:span></text:span><text:span text:style-name="Strong_20_Emphasis"><text:span text:style-name="T2">, but it is optional to use it. The anomalies should be possible to spot without it.</text:span></text:span></text:p>
      <text:p text:style-name="Text_20_body"><text:span text:style-name="Strong_20_Emphasis"><text:span text:style-name="T2">The office manager will be patrolling the main area, kitchen and their own office. They should be avoided as far as possible.</text:span></text:span></text:p>
      <text:p text:style-name="Text_20_body"><text:span text:style-name="Strong_20_Emphasis"><text:span text:style-name="T1">[Esc]</text:span></text:span><text:span text:style-name="Strong_20_Emphasis"><text:span text:style-name="T2"> pauses the game and gives you access to settings and save / quitting.</text:span></text:span></text:p>
      <text:h text:style-name="Heading_20_3" text:outline-level="3"><text:span text:style-name="Strong_20_Emphasis"><text:span text:style-name="T2">The manager fight</text:span></text:span></text:h>
      <text:p text:style-name="Text_20_body"><text:span text:style-name="Strong_20_Emphasis"><text:span text:style-name="T2">Your job is to not get hit by the letters, nor caught by the spikes and survive for the given time.</text:span></text:span></text:p>
      <text:p text:style-name="Text_20_body"><text:span text:style-name="Strong_20_Emphasis"><text:span text:style-name="T2">New rooms are spawned in as soon as you approach the exit.</text:span></text:span></text:p>
      <text:p text:style-name="Text_20_body"><text:span text:style-name="Strong_20_Emphasis"><text:span text:style-name="T2">Dashing </text:span></text:span><text:span text:style-name="Strong_20_Emphasis"><text:span text:style-name="T1">[Space]</text:span></text:span><text:span text:style-name="Strong_20_Emphasis"><text:span text:style-name="T2"> is your tool for avoiding getting cornered by the letters. It makes you invulnerable for a short while while also increasing your speed. </text:span></text:span></text:p>
      <text:p text:style-name="Text_20_body"><text:span text:style-name="Strong_20_Emphasis"><text:span text:style-name="T2">You can use </text:span></text:span><text:span text:style-name="Strong_20_Emphasis"><text:span text:style-name="T1">[Esc]</text:span></text:span><text:span text:style-name="Strong_20_Emphasis"><text:span text:style-name="T2"> to pause the game here too, but if you choose to save and exit you will have to retry the manager fight from its beginning the next time you load the game.</text:span></text:span></text:p>
      <text:h text:style-name="Heading_20_3" text:outline-level="3"><text:soft-page-break/><text:span text:style-name="Strong_20_Emphasis"><text:span text:style-name="T2">Exits</text:span></text:span></text:h>
      <text:p text:style-name="Text_20_body"><text:span text:style-name="Strong_20_Emphasis"><text:span text:style-name="T2">The elevator is in the front of the office beyond the glass doors. This is the normal way to leave at the end of a work day and should only be used if you are sure that there are no anomalies active. If you choose wrong you are going to be punished.</text:span></text:span></text:p>
      <text:p text:style-name="Text_20_body"><text:span text:style-name="Strong_20_Emphasis"><text:span text:style-name="T2">The fire escape exit is in the back, near where you have your computer. You should only exit this way if you've encountered an anomaly.</text:span></text:span></text:p>
      <text:h text:style-name="Heading_20_2" text:outline-level="2"><text:span text:style-name="Strong_20_Emphasis"><text:span text:style-name="T1">Anatomy of an anomaly</text:span></text:span></text:h>
      <text:p text:style-name="Text_20_body"><text:span text:style-name="Strong_20_Emphasis"><text:span text:style-name="T2">Anomalies should be secret, so please be mindful about spoiling them.</text:span></text:span></text:p>
      <text:p text:style-name="Text_20_body"><text:span text:style-name="Strong_20_Emphasis"><text:span text:style-name="T2">The anomalies are either there or not, this is decided as soon as the day loads in and the player actions don't in any way affect that. So if you're not spotting any anomaly, hopefully it was a normal day at the office and you should take the elevator exit. There's no point in lingering hoping for anomalies to appear.</text:span></text:span></text:p>
      <text:p text:style-name="Text_20_body"><text:span text:style-name="Strong_20_Emphasis"><text:span text:style-name="T2">The game is designed so that you will never know if a particular day will have an anomaly or not. And there are enough anomalies that you shouldn't have to encounter the same anomaly twice. What you can learn through discovering them though is what type of things can be anomalies.</text:span></text:span></text:p>
      <text:p text:style-name="Text_20_body"><text:span text:style-name="Strong_20_Emphasis"><text:span text:style-name="T2">There's only ever one anomaly active at the same time. </text:span></text:span></text:p>
      <text:p text:style-name="Text_20_body"><text:span text:style-name="Strong_20_Emphasis"><text:span text:style-name="T2">Some anomalies will be a bit scary. Some will be more of “that's not how that normally looks or works”.</text:span></text:span></text:p>
      <text:p text:style-name="Text_20_body"><text:span text:style-name="Strong_20_Emphasis"><text:span text:style-name="T2">There shouldn't be any question (with the exception of one anomaly perhaps) if something is an anomaly or not.</text:span></text:span></text:p>
      <text:p text:style-name="Text_20_body"><text:span text:style-name="T2">Remember to check the day of the week on the computer after you've chosen your exit to see if you did the right choice or not.</text:span></text:p>
      <text:h text:style-name="Heading_20_2" text:outline-level="2"><text:span text:style-name="T2">Controls</text:span></text:h>
      <text:p text:style-name="Text_20_body"><text:span text:style-name="T2">All keys except for [Esc] can be rebound in settings.</text:span></text:p>
      <text:list xml:id="list8841459618951806896" text:style-name="L1">
        <text:list-item>
          <text:p text:style-name="P3"><text:span text:style-name="T2">[WASD] navigates the office and moves your character in the battle mini-game</text:span></text:p>
        </text:list-item>
        <text:list-item>
          <text:p text:style-name="P3"><text:span text:style-name="T2">[QE] turns while in the office</text:span></text:p>
        </text:list-item>
        <text:list-item>
          <text:p text:style-name="P3"><text:span text:style-name="T2">[Space] opens and closes doors as well as dashes in the mini-game</text:span></text:p>
        </text:list-item>
        <text:list-item>
          <text:p text:style-name="P3"><text:span text:style-name="T2">[Right mouse button] hold down activates free camera</text:span></text:p>
        </text:list-item>
        <text:list-item>
          <text:p text:style-name="P3"><text:span text:style-name="T2">The mouse is used in menus and while sitting at the computer </text:span></text:p>
        </text:list-item>
      </text:list>
      <text:p text:style-name="Text_20_body"><text:span text:style-name="T2"/></text:p>
      <text:h text:style-name="Heading_20_2" text:outline-level="2"><text:span text:style-name="T2">Known bugs / issues</text:span></text:h>
      <text:list xml:id="list4022324129659686910" text:style-name="L2">
        <text:list-item>
          <text:p text:style-name="P4"><text:span text:style-name="T2">As mentioned the angle and perspective of the mirror reflection in the bathroom isn't perfect and isn't an anomaly.</text:span></text:p>
        </text:list-item>
        <text:list-item>
          <text:p text:style-name="P4"><text:span text:style-name="T2">If you are caught inside a cubicle by the boss you'll have to loose the battle to get out of the situation. I'm very sorry for this. But please pause the game and shift to forgiving mode before loosing on purpose.</text:span></text:p>
        </text:list-item>
        <text:list-item>
          <text:p text:style-name="P4"><text:soft-page-break/><text:span text:style-name="T2">The camera will clip through geometry at times, especially while using the free camera</text:span></text:p>
        </text:list-item>
        <text:list-item>
          <text:p text:style-name="P4"><text:span text:style-name="T2">The door to the manager's office can become confused about if it is open or closed, just interact with it a couple of times and it should be fine.</text:span></text:p>
        </text:list-item>
        <text:list-item>
          <text:p text:style-name="P4"><text:span text:style-name="T2">The cursor your computer can get stuck not reaching the stand up-button. Just shake the mouse around a bit and it seems to resolve itself.</text:span></text:p>
        </text:list-item>
        <text:list-item>
          <text:p text:style-name="P4"><text:span text:style-name="T2">There's partial controller support but it is buggy</text:span></text:p>
        </text:list-item>
      </text:list>
      <text:p text:style-name="Text_20_body"><text:span text:style-name="T2"><text:line-break/>This game was made during nine days for DCJam2025 and mostly done by m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Arial1" style:font-size-complex="7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4-22T08:54:00.49</meta:creation-date>
    <dc:date>2025-04-22T09:45:56.47</dc:date>
    <meta:editing-duration>PT51M52S</meta:editing-duration>
    <meta:editing-cycles>8</meta:editing-cycles>
    <meta:generator>OpenOffice/4.1.5$Win32 OpenOffice.org_project/415m1$Build-9789</meta:generator>
    <meta:document-statistic meta:table-count="0" meta:image-count="0" meta:object-count="0" meta:page-count="3" meta:paragraph-count="44" meta:word-count="960" meta:character-count="5192"/>
  </office:meta>
</office:document-meta>
</file>